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559cm" fo:min-width="0.57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2.74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14.226cm"/>
    </style:style>
    <style:style style:name="gr5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559cm" fo:min-width="0.578cm"/>
    </style:style>
    <style:style style:name="gr6" style:family="graphic" style:parent-style-name="standard">
      <style:graphic-properties svg:stroke-color="#000000" draw:fill="solid" draw:fill-color="#e6e6ff" draw:textarea-horizontal-align="justify" draw:textarea-vertical-align="middle" draw:auto-grow-height="false" fo:min-height="0.559cm" fo:min-width="0.57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15.28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4pt" style:font-size-asian="18pt" style:font-size-complex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12" draw:id="id12" draw:layer="layout" svg:width="1.524cm" svg:height="1.143cm" svg:x="6.604cm" svg:y="13.335cm">
            <text:p text:style-name="P1"><text:span text:style-name="T1">1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3" draw:id="id13" draw:layer="layout" svg:width="1.524cm" svg:height="1.143cm" svg:x="8.382cm" svg:y="13.335cm">
            <text:p text:style-name="P1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4" draw:id="id14" draw:layer="layout" svg:width="1.524cm" svg:height="1.143cm" svg:x="10.16cm" svg:y="13.335cm">
            <text:p text:style-name="P1"><text:span text:style-name="T1">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5" draw:id="id15" draw:layer="layout" svg:width="1.524cm" svg:height="1.143cm" svg:x="12.338cm" svg:y="13.335cm">
            <text:p text:style-name="P1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6" draw:id="id16" draw:layer="layout" svg:width="1.524cm" svg:height="1.143cm" svg:x="14.116cm" svg:y="13.335cm">
            <text:p text:style-name="P1"><text:span text:style-name="T1">1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7" draw:id="id17" draw:layer="layout" svg:width="1.524cm" svg:height="1.143cm" svg:x="15.894cm" svg:y="13.335cm">
            <text:p text:style-name="P1"><text:span text:style-name="T1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8" draw:id="id18" draw:layer="layout" svg:width="1.524cm" svg:height="1.143cm" svg:x="18.072cm" svg:y="13.335cm">
            <text:p text:style-name="P1"><text:span text:style-name="T1">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9" draw:id="id19" draw:layer="layout" svg:width="1.524cm" svg:height="1.143cm" svg:x="19.85cm" svg:y="13.335cm">
            <text:p text:style-name="P1"><text:span text:style-name="T1">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20" draw:id="id20" draw:layer="layout" svg:width="1.524cm" svg:height="1.143cm" svg:x="21.628cm" svg:y="13.335cm">
            <text:p text:style-name="P1"><text:span text:style-name="T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6" draw:id="id6" draw:layer="layout" svg:width="1.524cm" svg:height="1.143cm" svg:x="9.809cm" svg:y="10.694cm">
            <text:p text:style-name="P1"><text:span text:style-name="T1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7" draw:id="id7" draw:layer="layout" svg:width="1.524cm" svg:height="1.143cm" svg:x="14.844cm" svg:y="10.725cm">
            <text:p text:style-name="P1"><text:span text:style-name="T1">1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8" draw:id="id8" draw:layer="layout" svg:width="1.524cm" svg:height="1.143cm" svg:x="18.404cm" svg:y="10.725cm">
            <text:p text:style-name="P1"><text:span text:style-name="T1">1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9" draw:id="id9" draw:layer="layout" svg:width="1.524cm" svg:height="1.143cm" svg:x="21.382cm" svg:y="10.725cm">
            <text:p text:style-name="P1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1" draw:id="id11" draw:layer="layout" svg:width="1.524cm" svg:height="1.143cm" svg:x="23.16cm" svg:y="10.725cm">
            <text:p text:style-name="P1"><text:span text:style-name="T1">1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0" draw:id="id10" draw:layer="layout" svg:width="1.524cm" svg:height="1.143cm" svg:x="24.938cm" svg:y="10.725cm">
            <text:p text:style-name="P1"><text:span text:style-name="T1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2" draw:id="id2" draw:layer="layout" svg:width="1.524cm" svg:height="1.143cm" svg:x="12.544cm" svg:y="8.086cm">
            <text:p text:style-name="P1"><text:span text:style-name="T1">2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3" draw:id="id3" draw:layer="layout" svg:width="1.524cm" svg:height="1.143cm" svg:x="15.522cm" svg:y="8.086cm">
            <text:p text:style-name="P1"><text:span text:style-name="T1">2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4" draw:id="id4" draw:layer="layout" svg:width="1.524cm" svg:height="1.143cm" svg:x="21.5cm" svg:y="8.086cm">
            <text:p text:style-name="P1"><text:span text:style-name="T1">1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5" draw:id="id5" draw:layer="layout" svg:width="1.524cm" svg:height="1.143cm" svg:x="24.678cm" svg:y="8.086cm">
            <text:p text:style-name="P1"><text:span text:style-name="T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" draw:id="id1" draw:layer="layout" svg:width="1.524cm" svg:height="1.143cm" svg:x="17.526cm" svg:y="5.461cm">
            <text:p text:style-name="P1"><text:span text:style-name="T1">2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1" draw:layer="layout" draw:type="line" svg:x1="17.526cm" svg:y1="6.033cm" svg:x2="13.306cm" svg:y2="8.086cm" draw:start-shape="id1" draw:start-glue-point="6" draw:end-shape="id2" draw:end-glue-point="4" svg:d="M17526 6033l-4220 2053" svg:viewBox="0 0 4221 2054">
            <text:p text:style-name="P1">1</text:p>
          </draw:connector>
          <draw:connector draw:style-name="gr2" draw:text-style-name="P1" draw:layer="layout" draw:type="line" svg:x1="17.749cm" svg:y1="6.437cm" svg:x2="16.284cm" svg:y2="8.086cm" draw:start-shape="id1" draw:start-glue-point="7" draw:end-shape="id3" draw:end-glue-point="4" svg:d="M17749 6437l-1465 1649" svg:viewBox="0 0 1466 1650">
            <text:p text:style-name="P1">5</text:p>
          </draw:connector>
          <draw:connector draw:style-name="gr2" draw:text-style-name="P1" draw:layer="layout" draw:type="line" svg:x1="18.827cm" svg:y1="6.437cm" svg:x2="21.723cm" svg:y2="8.253cm" draw:start-shape="id1" draw:start-glue-point="9" draw:end-shape="id4" draw:end-glue-point="5" svg:d="M18827 6437l2896 1816" svg:viewBox="0 0 2897 1817">
            <text:p text:style-name="P1">10</text:p>
          </draw:connector>
          <draw:connector draw:style-name="gr2" draw:text-style-name="P1" draw:layer="layout" draw:type="line" svg:x1="19.05cm" svg:y1="6.033cm" svg:x2="24.901cm" svg:y2="8.253cm" draw:start-shape="id1" draw:start-glue-point="10" draw:end-shape="id5" draw:end-glue-point="5" svg:d="M19050 6033l5851 2220" svg:viewBox="0 0 5852 2221">
            <text:p text:style-name="P1">25</text:p>
          </draw:connector>
          <draw:connector draw:style-name="gr2" draw:text-style-name="P1" draw:layer="layout" draw:type="line" svg:x1="15.745cm" svg:y1="9.062cm" svg:x2="11.11cm" svg:y2="10.861cm" draw:start-shape="id3" draw:start-glue-point="7" draw:end-shape="id6" draw:end-glue-point="11" svg:d="M15745 9062l-4635 1799" svg:viewBox="0 0 4636 1800">
            <text:p text:style-name="P1">1</text:p>
          </draw:connector>
          <draw:connector draw:style-name="gr2" draw:text-style-name="P1" draw:layer="layout" draw:type="line" svg:x1="16.284cm" svg:y1="9.229cm" svg:x2="15.606cm" svg:y2="10.725cm" draw:start-shape="id3" draw:start-glue-point="8" draw:end-shape="id7" draw:end-glue-point="4" svg:d="M16284 9229l-678 1496" svg:viewBox="0 0 679 1497">
            <text:p text:style-name="P1">5</text:p>
          </draw:connector>
          <draw:connector draw:style-name="gr2" draw:text-style-name="P1" draw:layer="layout" draw:type="line" svg:x1="16.823cm" svg:y1="9.062cm" svg:x2="18.627cm" svg:y2="10.892cm" draw:start-shape="id3" draw:start-glue-point="9" draw:end-shape="id8" draw:end-glue-point="5" svg:d="M16823 9062l1804 1830" svg:viewBox="0 0 1805 1831">
            <text:p text:style-name="P1">10</text:p>
          </draw:connector>
          <draw:connector draw:style-name="gr2" draw:text-style-name="P1" draw:layer="layout" draw:type="line" svg:x1="21.723cm" svg:y1="9.062cm" svg:x2="22.144cm" svg:y2="10.725cm" draw:start-shape="id4" draw:start-glue-point="7" draw:end-shape="id9" draw:end-glue-point="4" svg:d="M21723 9062l421 1663" svg:viewBox="0 0 422 1664">
            <text:p text:style-name="P1">1</text:p>
          </draw:connector>
          <draw:connector draw:style-name="gr2" draw:text-style-name="P1" draw:layer="layout" draw:type="line" svg:x1="22.801cm" svg:y1="9.062cm" svg:x2="25.161cm" svg:y2="10.892cm" draw:start-shape="id4" draw:start-glue-point="9" draw:end-shape="id10" draw:end-glue-point="5" svg:d="M22801 9062l2360 1830" svg:viewBox="0 0 2361 1831">
            <text:p text:style-name="P1">10</text:p>
          </draw:connector>
          <draw:connector draw:style-name="gr2" draw:text-style-name="P1" draw:layer="layout" draw:type="line" svg:x1="22.262cm" svg:y1="9.229cm" svg:x2="23.922cm" svg:y2="10.725cm" draw:start-shape="id4" draw:start-glue-point="8" draw:end-shape="id11" draw:end-glue-point="4" svg:d="M22262 9229l1660 1496" svg:viewBox="0 0 1661 1497">
            <text:p text:style-name="P1">5</text:p>
          </draw:connector>
          <draw:connector draw:style-name="gr2" draw:text-style-name="P1" draw:layer="layout" draw:type="line" svg:x1="10.032cm" svg:y1="11.67cm" svg:x2="7.366cm" svg:y2="13.335cm" draw:start-shape="id6" draw:start-glue-point="7" draw:end-shape="id12" draw:end-glue-point="4" svg:d="M10032 11670l-2666 1665" svg:viewBox="0 0 2667 1666">
            <text:p text:style-name="P1">1</text:p>
          </draw:connector>
          <draw:connector draw:style-name="gr2" draw:text-style-name="P1" draw:layer="layout" draw:type="line" svg:x1="10.571cm" svg:y1="11.837cm" svg:x2="9.144cm" svg:y2="13.335cm" draw:start-shape="id6" draw:start-glue-point="8" draw:end-shape="id13" draw:end-glue-point="4" svg:d="M10571 11837l-1427 1498" svg:viewBox="0 0 1428 1499">
            <text:p text:style-name="P1">5</text:p>
          </draw:connector>
          <draw:connector draw:style-name="gr2" draw:text-style-name="P1" draw:layer="layout" draw:type="line" svg:x1="11.11cm" svg:y1="11.67cm" svg:x2="10.922cm" svg:y2="13.335cm" draw:start-shape="id6" draw:start-glue-point="9" draw:end-shape="id14" draw:end-glue-point="4" svg:d="M11110 11670l-188 1665" svg:viewBox="0 0 189 1666">
            <text:p text:style-name="P1">10</text:p>
          </draw:connector>
          <draw:connector draw:style-name="gr2" draw:text-style-name="P1" draw:layer="layout" draw:type="line" svg:x1="15.067cm" svg:y1="11.701cm" svg:x2="13.1cm" svg:y2="13.335cm" draw:start-shape="id7" draw:start-glue-point="7" draw:end-shape="id15" draw:end-glue-point="4" svg:d="M15067 11701l-1967 1634" svg:viewBox="0 0 1968 1635">
            <text:p text:style-name="P1">1</text:p>
          </draw:connector>
          <draw:connector draw:style-name="gr2" draw:text-style-name="P1" draw:layer="layout" draw:type="line" svg:x1="15.606cm" svg:y1="11.868cm" svg:x2="14.878cm" svg:y2="13.335cm" draw:start-shape="id7" draw:start-glue-point="8" draw:end-shape="id16" draw:end-glue-point="4" svg:d="M15606 11868l-728 1467" svg:viewBox="0 0 729 1468">
            <text:p text:style-name="P1">5</text:p>
          </draw:connector>
          <draw:connector draw:style-name="gr2" draw:text-style-name="P1" draw:layer="layout" draw:type="line" svg:x1="16.145cm" svg:y1="11.701cm" svg:x2="16.656cm" svg:y2="13.335cm" draw:start-shape="id7" draw:start-glue-point="9" draw:end-shape="id17" draw:end-glue-point="4" svg:d="M16145 11701l511 1634" svg:viewBox="0 0 512 1635">
            <text:p text:style-name="P1">10</text:p>
          </draw:connector>
          <draw:connector draw:style-name="gr2" draw:text-style-name="P1" draw:layer="layout" draw:type="line" svg:x1="18.627cm" svg:y1="11.701cm" svg:x2="18.834cm" svg:y2="13.335cm" draw:start-shape="id8" draw:start-glue-point="7" draw:end-shape="id18" draw:end-glue-point="4" svg:d="M18627 11701l207 1634" svg:viewBox="0 0 208 1635">
            <text:p text:style-name="P1">1</text:p>
          </draw:connector>
          <draw:connector draw:style-name="gr2" draw:text-style-name="P1" draw:layer="layout" draw:type="line" svg:x1="19.166cm" svg:y1="11.868cm" svg:x2="20.612cm" svg:y2="13.335cm" draw:start-shape="id8" draw:start-glue-point="8" draw:end-shape="id19" draw:end-glue-point="4" svg:d="M19166 11868l1446 1467" svg:viewBox="0 0 1447 1468">
            <text:p text:style-name="P1">5</text:p>
          </draw:connector>
          <draw:connector draw:style-name="gr2" draw:text-style-name="P1" draw:layer="layout" draw:type="line" svg:x1="19.705cm" svg:y1="11.701cm" svg:x2="22.39cm" svg:y2="13.335cm" draw:start-shape="id8" draw:start-glue-point="9" draw:end-shape="id20" draw:end-glue-point="4" svg:d="M19705 11701l2685 1634" svg:viewBox="0 0 2686 1635">
            <text:p text:style-name="P1">10</text:p>
          </draw:connector>
        </draw:g>
        <draw:frame draw:style-name="gr3" draw:text-style-name="P3" draw:layer="layout" svg:width="13.244cm" svg:height="1.191cm" svg:x="10.541cm" svg:y="15.446cm">
          <draw:text-box>
            <text:p><text:span text:style-name="T2">Top of Tree with 377 function calls</text:span></text:p>
          </draw:text-box>
        </draw:frame>
        <draw:frame draw:style-name="gr4" draw:layer="layout" svg:width="14.726cm" svg:height="1.657cm" svg:x="7.62cm" svg:y="2.667cm">
          <draw:text-box>
            <text:p>Note: blue numbers are the coin value subtracted, <text:line-break/>number in circle represents recursive call value</text:p>
          </draw:text-box>
        </draw:frame>
      </draw:page>
      <draw:page draw:name="page2" draw:style-name="dp1" draw:master-page-name="Default">
        <draw:custom-shape draw:style-name="gr1" draw:text-style-name="P2" xml:id="id32" draw:id="id32" draw:layer="layout" svg:width="1.524cm" svg:height="1.143cm" svg:x="6.604cm" svg:y="13.335cm">
          <text:p text:style-name="P1"><text:span text:style-name="T1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3" draw:id="id33" draw:layer="layout" svg:width="1.524cm" svg:height="1.143cm" svg:x="8.382cm" svg:y="13.335cm">
          <text:p text:style-name="P1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4" draw:id="id34" draw:layer="layout" svg:width="1.524cm" svg:height="1.143cm" svg:x="10.16cm" svg:y="13.335cm">
          <text:p text:style-name="P1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5" draw:id="id35" draw:layer="layout" svg:width="1.524cm" svg:height="1.143cm" svg:x="12.338cm" svg:y="13.335cm">
          <text:p text:style-name="P1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36" draw:id="id36" draw:layer="layout" svg:width="1.524cm" svg:height="1.143cm" svg:x="14.116cm" svg:y="13.335cm">
          <text:p text:style-name="P1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7" draw:id="id37" draw:layer="layout" svg:width="1.524cm" svg:height="1.143cm" svg:x="15.894cm" svg:y="13.335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8" draw:id="id38" draw:layer="layout" svg:width="1.524cm" svg:height="1.143cm" svg:x="18.072cm" svg:y="13.335cm">
          <text:p text:style-name="P1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9" draw:id="id39" draw:layer="layout" svg:width="1.524cm" svg:height="1.143cm" svg:x="19.85cm" svg:y="13.335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0" draw:id="id40" draw:layer="layout" svg:width="1.524cm" svg:height="1.143cm" svg:x="21.628cm" svg:y="13.335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6" draw:id="id26" draw:layer="layout" svg:width="1.524cm" svg:height="1.143cm" svg:x="9.809cm" svg:y="10.694cm">
          <text:p text:style-name="P1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7" draw:id="id27" draw:layer="layout" svg:width="1.524cm" svg:height="1.143cm" svg:x="14.844cm" svg:y="10.725cm">
          <text:p text:style-name="P1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8" draw:id="id28" draw:layer="layout" svg:width="1.524cm" svg:height="1.143cm" svg:x="18.404cm" svg:y="10.725cm">
          <text:p text:style-name="P1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9" draw:id="id29" draw:layer="layout" svg:width="1.524cm" svg:height="1.143cm" svg:x="21.382cm" svg:y="10.725cm">
          <text:p text:style-name="P1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31" draw:id="id31" draw:layer="layout" svg:width="1.524cm" svg:height="1.143cm" svg:x="23.16cm" svg:y="10.725cm">
          <text:p text:style-name="P1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0" draw:id="id30" draw:layer="layout" svg:width="1.524cm" svg:height="1.143cm" svg:x="24.938cm" svg:y="10.725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1.524cm" svg:height="1.143cm" svg:x="12.544cm" svg:y="8.086cm">
          <text:p text:style-name="P1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" draw:id="id23" draw:layer="layout" svg:width="1.524cm" svg:height="1.143cm" svg:x="15.522cm" svg:y="8.086cm">
          <text:p text:style-name="P1"><text:span text:style-name="T1">2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4" draw:id="id24" draw:layer="layout" svg:width="1.524cm" svg:height="1.143cm" svg:x="21.5cm" svg:y="8.086cm">
          <text:p text:style-name="P1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5" draw:id="id25" draw:layer="layout" svg:width="1.524cm" svg:height="1.143cm" svg:x="24.678cm" svg:y="8.086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1.524cm" svg:height="1.143cm" svg:x="17.526cm" svg:y="5.461cm">
          <text:p text:style-name="P1"><text:span text:style-name="T1">2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7.526cm" svg:y1="6.033cm" svg:x2="13.306cm" svg:y2="8.086cm" draw:start-shape="id21" draw:start-glue-point="6" draw:end-shape="id22" draw:end-glue-point="4" svg:d="M17526 6033l-4220 2053" svg:viewBox="0 0 4221 2054">
          <text:p text:style-name="P1">1</text:p>
        </draw:connector>
        <draw:connector draw:style-name="gr2" draw:text-style-name="P1" draw:layer="layout" draw:type="line" svg:x1="17.749cm" svg:y1="6.437cm" svg:x2="16.284cm" svg:y2="8.086cm" draw:start-shape="id21" draw:start-glue-point="7" draw:end-shape="id23" draw:end-glue-point="4" svg:d="M17749 6437l-1465 1649" svg:viewBox="0 0 1466 1650">
          <text:p text:style-name="P1">5</text:p>
        </draw:connector>
        <draw:connector draw:style-name="gr2" draw:text-style-name="P1" draw:layer="layout" draw:type="line" svg:x1="18.827cm" svg:y1="6.437cm" svg:x2="21.723cm" svg:y2="8.253cm" draw:start-shape="id21" draw:start-glue-point="9" draw:end-shape="id24" draw:end-glue-point="5" svg:d="M18827 6437l2896 1816" svg:viewBox="0 0 2897 1817">
          <text:p text:style-name="P1">10</text:p>
        </draw:connector>
        <draw:connector draw:style-name="gr2" draw:text-style-name="P1" draw:layer="layout" draw:type="line" svg:x1="19.05cm" svg:y1="6.033cm" svg:x2="24.901cm" svg:y2="8.253cm" draw:start-shape="id21" draw:start-glue-point="10" draw:end-shape="id25" draw:end-glue-point="5" svg:d="M19050 6033l5851 2220" svg:viewBox="0 0 5852 2221">
          <text:p text:style-name="P1">25</text:p>
        </draw:connector>
        <draw:connector draw:style-name="gr2" draw:text-style-name="P1" draw:layer="layout" draw:type="line" svg:x1="15.745cm" svg:y1="9.062cm" svg:x2="11.11cm" svg:y2="10.861cm" draw:start-shape="id23" draw:start-glue-point="7" draw:end-shape="id26" draw:end-glue-point="11" svg:d="M15745 9062l-4635 1799" svg:viewBox="0 0 4636 1800">
          <text:p text:style-name="P1">1</text:p>
        </draw:connector>
        <draw:connector draw:style-name="gr2" draw:text-style-name="P1" draw:layer="layout" draw:type="line" svg:x1="16.284cm" svg:y1="9.229cm" svg:x2="15.606cm" svg:y2="10.725cm" draw:start-shape="id23" draw:start-glue-point="8" draw:end-shape="id27" draw:end-glue-point="4" svg:d="M16284 9229l-678 1496" svg:viewBox="0 0 679 1497">
          <text:p text:style-name="P1">5</text:p>
        </draw:connector>
        <draw:connector draw:style-name="gr2" draw:text-style-name="P1" draw:layer="layout" draw:type="line" svg:x1="16.823cm" svg:y1="9.062cm" svg:x2="18.627cm" svg:y2="10.892cm" draw:start-shape="id23" draw:start-glue-point="9" draw:end-shape="id28" draw:end-glue-point="5" svg:d="M16823 9062l1804 1830" svg:viewBox="0 0 1805 1831">
          <text:p text:style-name="P1">10</text:p>
        </draw:connector>
        <draw:connector draw:style-name="gr2" draw:text-style-name="P1" draw:layer="layout" draw:type="line" svg:x1="21.723cm" svg:y1="9.062cm" svg:x2="22.144cm" svg:y2="10.725cm" draw:start-shape="id24" draw:start-glue-point="7" draw:end-shape="id29" draw:end-glue-point="4" svg:d="M21723 9062l421 1663" svg:viewBox="0 0 422 1664">
          <text:p text:style-name="P1">1</text:p>
        </draw:connector>
        <draw:connector draw:style-name="gr2" draw:text-style-name="P1" draw:layer="layout" draw:type="line" svg:x1="22.801cm" svg:y1="9.062cm" svg:x2="25.161cm" svg:y2="10.892cm" draw:start-shape="id24" draw:start-glue-point="9" draw:end-shape="id30" draw:end-glue-point="5" svg:d="M22801 9062l2360 1830" svg:viewBox="0 0 2361 1831">
          <text:p text:style-name="P1">10</text:p>
        </draw:connector>
        <draw:connector draw:style-name="gr2" draw:text-style-name="P1" draw:layer="layout" draw:type="line" svg:x1="22.262cm" svg:y1="9.229cm" svg:x2="23.922cm" svg:y2="10.725cm" draw:start-shape="id24" draw:start-glue-point="8" draw:end-shape="id31" draw:end-glue-point="4" svg:d="M22262 9229l1660 1496" svg:viewBox="0 0 1661 1497">
          <text:p text:style-name="P1">5</text:p>
        </draw:connector>
        <draw:connector draw:style-name="gr2" draw:text-style-name="P1" draw:layer="layout" draw:type="line" svg:x1="10.032cm" svg:y1="11.67cm" svg:x2="7.366cm" svg:y2="13.335cm" draw:start-shape="id26" draw:start-glue-point="7" draw:end-shape="id32" draw:end-glue-point="4" svg:d="M10032 11670l-2666 1665" svg:viewBox="0 0 2667 1666">
          <text:p text:style-name="P1">1</text:p>
        </draw:connector>
        <draw:connector draw:style-name="gr2" draw:text-style-name="P1" draw:layer="layout" draw:type="line" svg:x1="10.571cm" svg:y1="11.837cm" svg:x2="9.144cm" svg:y2="13.335cm" draw:start-shape="id26" draw:start-glue-point="8" draw:end-shape="id33" draw:end-glue-point="4" svg:d="M10571 11837l-1427 1498" svg:viewBox="0 0 1428 1499">
          <text:p text:style-name="P1">5</text:p>
        </draw:connector>
        <draw:connector draw:style-name="gr2" draw:text-style-name="P1" draw:layer="layout" draw:type="line" svg:x1="11.11cm" svg:y1="11.67cm" svg:x2="10.922cm" svg:y2="13.335cm" draw:start-shape="id26" draw:start-glue-point="9" draw:end-shape="id34" draw:end-glue-point="4" svg:d="M11110 11670l-188 1665" svg:viewBox="0 0 189 1666">
          <text:p text:style-name="P1">10</text:p>
        </draw:connector>
        <draw:connector draw:style-name="gr2" draw:text-style-name="P1" draw:layer="layout" draw:type="line" svg:x1="15.067cm" svg:y1="11.701cm" svg:x2="13.1cm" svg:y2="13.335cm" draw:start-shape="id27" draw:start-glue-point="7" draw:end-shape="id35" draw:end-glue-point="4" svg:d="M15067 11701l-1967 1634" svg:viewBox="0 0 1968 1635">
          <text:p text:style-name="P1">1</text:p>
        </draw:connector>
        <draw:connector draw:style-name="gr2" draw:text-style-name="P1" draw:layer="layout" draw:type="line" svg:x1="15.606cm" svg:y1="11.868cm" svg:x2="14.878cm" svg:y2="13.335cm" draw:start-shape="id27" draw:start-glue-point="8" draw:end-shape="id36" draw:end-glue-point="4" svg:d="M15606 11868l-728 1467" svg:viewBox="0 0 729 1468">
          <text:p text:style-name="P1">5</text:p>
        </draw:connector>
        <draw:connector draw:style-name="gr2" draw:text-style-name="P1" draw:layer="layout" draw:type="line" svg:x1="16.145cm" svg:y1="11.701cm" svg:x2="16.656cm" svg:y2="13.335cm" draw:start-shape="id27" draw:start-glue-point="9" draw:end-shape="id37" draw:end-glue-point="4" svg:d="M16145 11701l511 1634" svg:viewBox="0 0 512 1635">
          <text:p text:style-name="P1">10</text:p>
        </draw:connector>
        <draw:connector draw:style-name="gr2" draw:text-style-name="P1" draw:layer="layout" draw:type="line" svg:x1="18.627cm" svg:y1="11.701cm" svg:x2="18.834cm" svg:y2="13.335cm" draw:start-shape="id28" draw:start-glue-point="7" draw:end-shape="id38" draw:end-glue-point="4" svg:d="M18627 11701l207 1634" svg:viewBox="0 0 208 1635">
          <text:p text:style-name="P1">1</text:p>
        </draw:connector>
        <draw:connector draw:style-name="gr2" draw:text-style-name="P1" draw:layer="layout" draw:type="line" svg:x1="19.166cm" svg:y1="11.868cm" svg:x2="20.612cm" svg:y2="13.335cm" draw:start-shape="id28" draw:start-glue-point="8" draw:end-shape="id39" draw:end-glue-point="4" svg:d="M19166 11868l1446 1467" svg:viewBox="0 0 1447 1468">
          <text:p text:style-name="P1">5</text:p>
        </draw:connector>
        <draw:connector draw:style-name="gr2" draw:text-style-name="P1" draw:layer="layout" draw:type="line" svg:x1="19.705cm" svg:y1="11.701cm" svg:x2="22.39cm" svg:y2="13.335cm" draw:start-shape="id28" draw:start-glue-point="9" draw:end-shape="id40" draw:end-glue-point="4" svg:d="M19705 11701l2685 1634" svg:viewBox="0 0 2686 1635">
          <text:p text:style-name="P1">10</text:p>
        </draw:connector>
        <draw:frame draw:style-name="gr4" draw:layer="layout" svg:width="14.726cm" svg:height="1.657cm" svg:x="7.62cm" svg:y="2.668cm">
          <draw:text-box>
            <text:p>Note: blue numbers are the coin value subtracted, <text:line-break/>number in circle represents recursive call value</text:p>
          </draw:text-box>
        </draw:frame>
        <draw:frame draw:style-name="gr7" draw:text-style-name="P3" draw:layer="layout" svg:width="15.784cm" svg:height="3.071cm" svg:x="10.541cm" svg:y="15.447cm">
          <draw:text-box>
            <text:p><text:span text:style-name="T2">Top of Tree with 377 function calls</text:span><text:span text:style-name="T2"><text:line-break/></text:span><text:span text:style-name="T2">note some of the duplicate function calls </text:span><text:span text:style-name="T2"><text:line-break/></text:span><text:span text:style-name="T2">marked in same colo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7" draw:fill-hatch-name="Hatching_20_1" draw:fill-image-name="Bitmap_20_1" fo:padding-top="0.178cm" fo:padding-left="1.016cm"/>
      <style:text-properties fo:color="#0000ff" fo:font-size="14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cm" fo:page-width="30.48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rry Jenkins</meta:initial-creator>
    <meta:creation-date>2014-11-11T14:36:18.054365000</meta:creation-date>
    <dc:date>2015-04-15T16:21:24.799820000</dc:date>
    <dc:creator>Gerry Jenkins</dc:creator>
    <meta:editing-duration>PT2H17M20S</meta:editing-duration>
    <meta:editing-cycles>6</meta:editing-cycles>
    <meta:generator>LibreOffice/4.3.3.2$MacOSX_X86_64 LibreOffice_project/9bb7eadab57b6755b1265afa86e04bf45fbfc644</meta:generator>
    <meta:document-statistic meta:object-count="83"/>
  </office:meta>
</office:document-meta>
</file>